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794cm"/>
    </style:style>
    <style:style style:name="pr2" style:family="presentation" style:parent-style-name="Default-outline1">
      <style:graphic-properties fo:min-height="20.262cm"/>
    </style:style>
    <style:style style:name="pr3" style:family="presentation" style:parent-style-name="Default-outline1">
      <style:graphic-properties fo:min-height="21.162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style:font-size-asian="26pt" style:font-size-complex="2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family="Arial" style:font-family-generic="swiss" style:font-pitch="variable" fo:font-size="32pt" style:font-size-asian="26pt" style:font-size-complex="26pt"/>
    </style:style>
    <style:style style:name="T5" style:family="text">
      <style:text-properties style:use-window-font-color="true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'Lucida Console'" style:font-family-generic-asian="modern" style:font-pitch-asian="fixed" style:font-size-asian="26pt" style:font-style-asian="normal" style:font-weight-asian="normal" style:font-family-complex="'Lucida Console'" style:font-family-generic-complex="modern" style:font-pitch-complex="fixed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3333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'Lucida Console'" style:font-family-generic-asian="modern" style:font-pitch-asian="fixed" style:font-size-asian="26pt" style:font-style-asian="normal" style:font-weight-asian="normal" style:font-family-complex="'Lucida Console'" style:font-family-generic-complex="modern" style:font-pitch-complex="fixed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'Lucida Console'" style:font-family-generic-asian="modern" style:font-pitch-asian="fixed" style:font-size-asian="26pt" style:font-style-asian="normal" style:font-weight-asian="normal" style:font-family-complex="'Lucida Console'" style:font-family-generic-complex="modern" style:font-pitch-complex="fixed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41.198cm" svg:height="2.794cm" svg:x="0.991cm" svg:y="0.991cm" presentation:class="title" presentation:user-transformed="true">
          <draw:text-box>
            <text:p>Belle II TOP firmware status</text:p>
          </draw:text-box>
        </draw:frame>
        <draw:frame presentation:style-name="pr2" draw:layer="layout" svg:width="41.198cm" svg:height="20.262cm" svg:x="0.991cm" svg:y="4.887cm" presentation:class="outline" presentation:user-transformed="true">
          <draw:text-box>
            <text:p/>
          </draw:text-box>
        </draw:frame>
        <draw:frame presentation:style-name="pr3" draw:layer="layout" svg:width="41.198cm" svg:height="21.672cm" svg:x="0.991cm" svg:y="3.987cm" presentation:class="outline" presentation:user-transformed="true">
          <draw:text-box>
            <text:list text:style-name="L2">
              <text:list-item>
                <text:p><text:span text:style-name="T1">immediate need is to combine three things:</text:span></text:p>
                <text:list>
                  <text:list-item>
                    <text:p><text:span text:style-name="T2">feature extraction PS/ARM (Lynn/Ryan)</text:span></text:p>
                    <text:list>
                      <text:list-item>
                        <text:p><text:span text:style-name="T2">already in trunk (along with i2c/hum/temp code)</text:span></text:p>
                      </text:list-item>
                    </text:list>
                  </text:list-item>
                  <text:list-item>
                    <text:p><text:span text:style-name="T2">Region of Interest (RoI) (Luca) [plus trigger synchronizer (Eric)]</text:span></text:p>
                    <text:list>
                      <text:list-item>
                        <text:p><text:span text:style-name="T2">based off a branch with no svn history (</text:span><text:span text:style-name="T3">the time-consuming part to undo</text:span><text:span text:style-name="T2">)</text:span></text:p>
                      </text:list-item>
                    </text:list>
                  </text:list-item>
                  <text:list-item>
                    <text:p><text:span text:style-name="T2">StdLib upgrades</text:span></text:p>
                  </text:list-item>
                </text:list>
              </text:list-item>
              <text:list-item>
                <text:p><text:span text:style-name="T2">made a new bran</text:span><text:span text:style-name="T4">ch "</text:span><text:span text:style-name="T5">CarrierE0E00021/experimental" starting from trunk@1313/1380, with StdLib snapshot and Eric's changes</text:span></text:p>
              </text:list-item>
              <text:list-item>
                <text:p><text:span text:style-name="T6">would like to ask a shifter to do a simple test: <text:s/>power cycle, program using 1D/21 bitfile, configure &amp; take a short run, then power cycle, program using 26/28 bitfile (not yet in repo!), then configure &amp; take a short run (will send email with details when this is ready)</text:span></text:p>
              </text:list-item>
              <text:list-item>
                <text:p><text:span text:style-name="T7">plan is to then add Luca's changes, do another test as above, then merge into trunk, then finally test again to confirm nothing brok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17cm" fo:text-indent="0cm"/>
      <style:text-properties style:use-window-font-color="true" style:text-outline="false" style:text-line-through-style="none" fo:font-family="Arial" style:font-family-generic="roman" style:font-pitch="variable" fo:font-size="39.5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94cm" fo:text-indent="0cm"/>
      <style:text-properties fo:font-size="34.5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7cm" fo:text-indent="0cm"/>
      <style:text-properties fo:font-size="29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47cm" fo:text-indent="0cm"/>
      <style:text-properties fo:font-size="24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23cm" fo:text-indent="0cm"/>
      <style:text-properties fo:font-size="24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23cm" fo:text-indent="0cm"/>
      <style:text-properties fo:font-size="24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23cm" fo:text-indent="0cm"/>
      <style:text-properties fo:font-size="24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23cm" fo:text-indent="0cm"/>
      <style:text-properties fo:font-size="24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23cm" fo:text-indent="0cm"/>
      <style:text-properties fo:font-size="24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4.4000015258789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013cm" svg:x="1cm" svg:y="2.914cm"/>
      <draw:page-thumbnail draw:layer="backgroundobjects" svg:width="9.294cm" svg:height="6.013cm" svg:x="1cm" svg:y="10.962cm"/>
      <draw:page-thumbnail draw:layer="backgroundobjects" svg:width="9.294cm" svg:height="6.013cm" svg:x="1cm" svg:y="19.01cm"/>
      <draw:page-thumbnail draw:layer="backgroundobjects" svg:width="9.294cm" svg:height="6.013cm" svg:x="11.295cm" svg:y="2.914cm"/>
      <draw:page-thumbnail draw:layer="backgroundobjects" svg:width="9.294cm" svg:height="6.013cm" svg:x="11.295cm" svg:y="10.962cm"/>
      <draw:page-thumbnail draw:layer="backgroundobjects" svg:width="9.294cm" svg:height="6.013cm" svg:x="11.295cm" svg:y="19.01cm"/>
    </style:handout-master>
    <style:master-page style:name="Default" style:page-layout-name="PM1" draw:style-name="Mdp1">
      <draw:frame presentation:style-name="Default-title" draw:layer="backgroundobjects" svg:width="37.077cm" svg:height="4.334cm" svg:x="3.05cm" svg:y="2.025cm" presentation:class="title" presentation:placeholder="true">
        <draw:text-box/>
      </draw:frame>
      <draw:frame presentation:style-name="Default-outline1" draw:layer="backgroundobjects" svg:width="37.077cm" svg:height="17.131cm" svg:x="3.05cm" svg:y="7.065cm" presentation:class="outline" presentation:placeholder="true">
        <draw:text-box/>
      </draw:frame>
      <draw:frame presentation:style-name="Mpr1" draw:text-style-name="MP1" draw:layer="backgroundobjects" svg:width="9.598cm" svg:height="1.79cm" svg:x="3.05cm" svg:y="24.63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3.058cm" svg:height="1.79cm" svg:x="15.08cm" svg:y="24.63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9.598cm" svg:height="1.79cm" svg:x="30.529cm" svg:y="24.63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7-11T10:39:06.26</meta:creation-date>
    <dc:date>2016-07-11T15:09:28.43</dc:date>
    <meta:editing-duration>PT1H32M12S</meta:editing-duration>
    <meta:editing-cycles>18</meta:editing-cycles>
    <meta:generator>OpenOffice/4.1.1$Win32 OpenOffice.org_project/411m6$Build-9775</meta:generator>
    <meta:document-statistic meta:object-count="26"/>
  </office:meta>
</office:document-meta>
</file>